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orRules.validateLongRange( Object bean , ValidatorAction va , Field field , ActionMessages errors , HttpServletRequest reques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ValidatorRules.validateValidWhen( Object bean , ValidatorAction va , Field field , ActionMessages errors , HttpServletRequest request , ServletContext servlet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32">
            <text:p text:style-name="Table_20_Contents">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